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E7000000B4EA754182.eps" manifest:media-type=""/>
  <manifest:file-entry manifest:full-path="Pictures/2000000100000170000000D8A8654508.svm" manifest:media-type=""/>
  <manifest:file-entry manifest:full-path="Pictures/2000000100000139000001313B674ADF.svm" manifest:media-type=""/>
  <manifest:file-entry manifest:full-path="Pictures/2000000100000129000000D4A57FA253.svm" manifest:media-type=""/>
  <manifest:file-entry manifest:full-path="Pictures/200003F300004F1D00003B56EA42691B.wmf" manifest:media-type=""/>
  <manifest:file-entry manifest:full-path="Pictures/2000000100000170000000D850C3563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72cm" svg:height="2.373cm" svg:x="0.478cm" svg:y="0.852cm">
          <draw:image xlink:href="Pictures/200003F300004F1D00003B56EA42691B.wmf" xlink:type="simple" xlink:show="embed" xlink:actuate="onLoad">
            <text:p/>
          </draw:image>
        </draw:frame>
        <draw:frame draw:style-name="gr1" draw:text-style-name="P1" draw:layer="layout" svg:width="3.258cm" svg:height="2.539cm" svg:x="4.927cm" svg:y="0.938cm">
          <draw:image xlink:href="Pictures/20000002000000E7000000B4EA754182.eps" xlink:type="simple" xlink:show="embed" xlink:actuate="onLoad">
            <text:p/>
          </draw:image>
        </draw:frame>
        <draw:frame draw:style-name="gr2" draw:text-style-name="P2" draw:layer="layout" svg:width="0.646cm" svg:height="0.725cm" svg:x="5.163cm" svg:y="0.311cm">
          <draw:text-box>
            <text:p><text:span text:style-name="T1">+</text:span></text:p>
          </draw:text-box>
        </draw:frame>
        <draw:frame draw:style-name="gr2" draw:text-style-name="P2" draw:layer="layout" svg:width="0.646cm" svg:height="0.725cm" svg:x="7.788cm" svg:y="1.099cm">
          <draw:text-box>
            <text:p><text:span text:style-name="T1">+</text:span></text:p>
          </draw:text-box>
        </draw:frame>
        <draw:frame draw:style-name="gr2" draw:text-style-name="P2" draw:layer="layout" svg:width="0.646cm" svg:height="0.725cm" svg:x="6.182cm" svg:y="0.259cm">
          <draw:text-box>
            <text:p><text:span text:style-name="T1">-</text:span></text:p>
          </draw:text-box>
        </draw:frame>
        <draw:frame draw:style-name="gr2" draw:text-style-name="P2" draw:layer="layout" svg:width="0.646cm" svg:height="0.725cm" svg:x="7.788cm" svg:y="2.519cm">
          <draw:text-box>
            <text:p><text:span text:style-name="T1">-</text:span></text:p>
          </draw:text-box>
        </draw:frame>
        <draw:line draw:style-name="gr3" draw:text-style-name="P3" draw:layer="layout" svg:x1="2.946cm" svg:y1="2.168cm" svg:x2="3.279cm" svg:y2="2.168cm">
          <text:p/>
        </draw:line>
        <draw:line draw:style-name="gr4" draw:text-style-name="P3" xml:id="id2" draw:id="id2" draw:layer="layout" svg:x1="3.255cm" svg:y1="1.89cm" svg:x2="3.255cm" svg:y2="2.152cm">
          <text:p/>
        </draw:line>
        <draw:line draw:style-name="gr4" draw:text-style-name="P3" draw:layer="layout" svg:x1="3.255cm" svg:y1="2.528cm" svg:x2="3.255cm" svg:y2="2.266cm">
          <text:p/>
        </draw:line>
        <draw:connector draw:style-name="gr5" draw:text-style-name="P3" draw:layer="layout" draw:type="curve" draw:line-skew="0.658cm" svg:x1="3.679cm" svg:y1="1.672cm" svg:x2="3.255cm" svg:y2="1.89cm" draw:start-shape="id1" draw:start-glue-point="3" draw:end-shape="id2" draw:end-glue-point="0" svg:d="m3679 1672c-475 0-264 218-424 218">
          <text:p/>
        </draw:connector>
        <draw:frame draw:style-name="gr6" draw:text-style-name="P1" draw:layer="layout" svg:width="0.355cm" svg:height="0.253cm" svg:x="4.488cm" svg:y="2.139cm">
          <draw:image xlink:href="Pictures/2000000100000129000000D4A57FA253.svm" xlink:type="simple" xlink:show="embed" xlink:actuate="onLoad">
            <text:p/>
          </draw:image>
        </draw:frame>
        <draw:frame draw:style-name="gr7" draw:text-style-name="P1" draw:layer="layout" svg:width="0.44cm" svg:height="0.258cm" svg:x="5.763cm" svg:y="0.536cm">
          <draw:image xlink:href="Pictures/2000000100000170000000D8A8654508.svm" xlink:type="simple" xlink:show="embed" xlink:actuate="onLoad">
            <text:p/>
          </draw:image>
        </draw:frame>
        <draw:frame draw:style-name="gr8" draw:text-style-name="P1" draw:layer="layout" svg:width="0.374cm" svg:height="0.365cm" svg:x="6.208cm" svg:y="2.6cm">
          <draw:image xlink:href="Pictures/2000000100000139000001313B674ADF.svm" xlink:type="simple" xlink:show="embed" xlink:actuate="onLoad">
            <text:p/>
          </draw:image>
        </draw:frame>
        <draw:frame draw:style-name="gr9" draw:text-style-name="P1" draw:layer="layout" svg:width="0.44cm" svg:height="0.258cm" svg:x="7.891cm" svg:y="2.046cm">
          <draw:image xlink:href="Pictures/2000000100000170000000D850C35637.svm" xlink:type="simple" xlink:show="embed" xlink:actuate="onLoad">
            <text:p/>
          </draw:image>
        </draw:frame>
        <draw:frame draw:style-name="gr6" draw:text-style-name="P1" draw:layer="layout" svg:width="0.355cm" svg:height="0.253cm" svg:x="0.5cm" svg:y="1.506cm">
          <draw:image xlink:href="Pictures/2000000100000129000000D4A57FA253.svm" xlink:type="simple" xlink:show="embed" xlink:actuate="onLoad">
            <text:p/>
          </draw:image>
        </draw:frame>
        <draw:frame draw:style-name="gr9" draw:text-style-name="P1" draw:layer="layout" svg:width="0.44cm" svg:height="0.258cm" svg:x="0.368cm" svg:y="2.188cm">
          <draw:image xlink:href="Pictures/2000000100000170000000D850C35637.svm" xlink:type="simple" xlink:show="embed" xlink:actuate="onLoad">
            <text:p/>
          </draw:image>
        </draw:frame>
        <draw:frame draw:style-name="gr8" draw:text-style-name="P1" xml:id="id1" draw:id="id1" draw:layer="layout" svg:width="0.374cm" svg:height="0.365cm" svg:x="3.679cm" svg:y="1.49cm">
          <draw:image xlink:href="Pictures/2000000100000139000001313B674AD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2T14:44:53</dc:date>
    <dc:creator>kkk </dc:creator>
    <meta:editing-duration>PT2M25S</meta:editing-duration>
    <meta:editing-cycles>1</meta:editing-cycles>
    <meta:document-statistic meta:object-count="17"/>
    <meta:generator>LibreOffice/3.3$Linux LibreOffice_project/330m19$Build-401</meta:generator>
  </office:meta>
</office:document-meta>
</file>